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Roman No9 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Nimbus Roman No9 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COMPLETAR!!!</text:span></text:p>
      <text:p text:style-name="Standard"/>
      <text:p text:style-name="P2">Documentación Técnica</text:p>
      <text:p text:style-name="P2"/>
      <text:p text:style-name="P6">Integrantes:</text:p>
      <text:p text:style-name="P6">Bogado Sebastián <text:tab/>91707</text:p>
      <text:p text:style-name="P6">Garay Ignacio <text:tab/><text:tab/>….....</text:p>
      <text:p text:style-name="P4">Torres Miguel<text:tab/><text:tab/>91396</text:p>
      <text:p text:style-name="P4"/>
      <text:p text:style-name="P4"/>
      <text:p text:style-name="P7">Índice:</text:p>
      <text:list xml:id="list1498312204" text:style-name="L1">
        <text:list-item>
          <text:p text:style-name="P5">Requerimientos de Software</text:p>
        </text:list-item>
        <text:list-item>
          <text:p text:style-name="P5">Arquitectura general del Proyecto</text:p>
        </text:list-item>
        <text:list-item>
          <text:p text:style-name="P5">Módulos</text:p>
          <text:p text:style-name="P5">3.1. Modulo 1</text:p>
          <text:p text:style-name="P5">3.2. Modulo 2</text:p>
          <text:p text:style-name="P5">3.3. Modulo 3</text:p>
          <text:p text:style-name="P5">3.4. Modulo 4</text:p>
        </text:list-item>
        <text:list-item>
          <text:p text:style-name="P5">Programas Intermedios y de Prueba.</text:p>
        </text:list-item>
      </text:list>
      <text:p text:style-name="P4"/>
      <text:p text:style-name="P4"/>
      <text:p text:style-name="P8">1 . <text:span text:style-name="T2">Requerimientos de Software</text:span></text:p>
      <text:p text:style-name="P4"/>
      <text:p text:style-name="P4"/>
      <text:p text:style-name="P4"/>
      <text:p text:style-name="P8">2 . <text:span text:style-name="T2">Arquitectura General del Proyecto</text:span></text:p>
      <text:p text:style-name="P3"><text:span text:style-name="T2"/></text:p>
      <text:p text:style-name="P4"/>
      <text:p text:style-name="P8">3 . <text:span text:style-name="T2">Módulos</text:span></text:p>
      <text:p text:style-name="P4"/>
      <text:p text:style-name="P4"/>
      <text:p text:style-name="P7">4 . Programas Intermedios y de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 </meta:initial-creator>
    <meta:creation-date>2012-07-07T20:49:47</meta:creation-date>
    <dc:date>2012-07-07T23:14:11</dc:date>
    <dc:creator>Migue </dc:creator>
    <meta:editing-duration>PT02H22M44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6" meta:paragraph-count="19" meta:word-count="65" meta:character-count="393"/>
  </office:meta>
</office:document-meta>
</file>